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295" calcext:value-type="float">
            <text:p>0.742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7251612903226" calcext:value-type="float">
            <text:p>0.747251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9644307692308" calcext:value-type="float">
            <text:p>0.72964430769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36903225807" calcext:value-type="float">
            <text:p>1.502369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324258064516" calcext:value-type="float">
            <text:p>1.36324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33728" calcext:value-type="float">
            <text:p>1.43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40025806452" calcext:value-type="float">
            <text:p>1.506400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38542857143" calcext:value-type="float">
            <text:p>1.505385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444541935484" calcext:value-type="float">
            <text:p>1.474445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63135483871" calcext:value-type="float">
            <text:p>1.4763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836" calcext:value-type="float">
            <text:p>1.48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71984516129" calcext:value-type="float">
            <text:p>1.47719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082" calcext:value-type="float">
            <text:p>1.48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388438709677" calcext:value-type="float">
            <text:p>1.483884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033316129032" calcext:value-type="float">
            <text:p>1.510333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2951" calcext:value-type="float">
            <text:p>1.5129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72792" calcext:value-type="float">
            <text:p>1.497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516258064516" calcext:value-type="float">
            <text:p>1.485162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3528" calcext:value-type="float">
            <text:p>1.5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83458064516" calcext:value-type="float">
            <text:p>1.527834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811420689655" calcext:value-type="float">
            <text:p>1.5181142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90632258065" calcext:value-type="float">
            <text:p>1.511906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8192" calcext:value-type="float">
            <text:p>1.49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94256" calcext:value-type="float">
            <text:p>1.449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87458064516" calcext:value-type="float">
            <text:p>1.466874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65096" calcext:value-type="float">
            <text:p>1.4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07638709677" calcext:value-type="float">
            <text:p>1.49607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12438709677" calcext:value-type="float">
            <text:p>1.499124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58868965517" calcext:value-type="float">
            <text:p>1.51758868965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70735483871" calcext:value-type="float">
            <text:p>1.51770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1392" calcext:value-type="float">
            <text:p>1.52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623251612903" calcext:value-type="float">
            <text:p>1.516232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112514285714" calcext:value-type="float">
            <text:p>1.491125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62529032258" calcext:value-type="float">
            <text:p>1.475625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205677419355" calcext:value-type="float">
            <text:p>1.46205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6448" calcext:value-type="float">
            <text:p>1.45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79535483871" calcext:value-type="float">
            <text:p>1.459795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00504" calcext:value-type="float">
            <text:p>1.4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17935483871" calcext:value-type="float">
            <text:p>1.48417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90864516129" calcext:value-type="float">
            <text:p>1.505908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5144" calcext:value-type="float">
            <text:p>1.49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29212903226" calcext:value-type="float">
            <text:p>1.489292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07184" calcext:value-type="float">
            <text:p>1.4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22735483871" calcext:value-type="float">
            <text:p>1.48722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127857142857" calcext:value-type="float">
            <text:p>1.521278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17006451613" calcext:value-type="float">
            <text:p>1.50817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42864516129" calcext:value-type="float">
            <text:p>1.475428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6872" calcext:value-type="float">
            <text:p>1.4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03767741936" calcext:value-type="float">
            <text:p>1.469037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14728" calcext:value-type="float">
            <text:p>1.47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08103225807" calcext:value-type="float">
            <text:p>1.484081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125858064516" calcext:value-type="float">
            <text:p>1.491258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5576" calcext:value-type="float">
            <text:p>1.4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893935483871" calcext:value-type="float">
            <text:p>1.46893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90192" calcext:value-type="float">
            <text:p>1.4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678787096774" calcext:value-type="float">
            <text:p>1.43678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40657142857" calcext:value-type="float">
            <text:p>1.402406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60464516129" calcext:value-type="float">
            <text:p>1.359604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29574193548" calcext:value-type="float">
            <text:p>1.395295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77696" calcext:value-type="float">
            <text:p>1.40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587406451613" calcext:value-type="float">
            <text:p>1.425874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086666666667" calcext:value-type="float">
            <text:p>1.430866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85351724138" calcext:value-type="float">
            <text:p>1.4818535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43096774194" calcext:value-type="float">
            <text:p>1.469430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678787096774" calcext:value-type="float">
            <text:p>1.43678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6416" calcext:value-type="float">
            <text:p>1.3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69135483871" calcext:value-type="float">
            <text:p>1.38969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2784" calcext:value-type="float">
            <text:p>1.3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480412903226" calcext:value-type="float">
            <text:p>1.394804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736051612903" calcext:value-type="float">
            <text:p>1.397360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47216" calcext:value-type="float">
            <text:p>1.40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851716129032" calcext:value-type="float">
            <text:p>1.458517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09648" calcext:value-type="float">
            <text:p>1.4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788670967742" calcext:value-type="float">
            <text:p>1.477886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782971428571" calcext:value-type="float">
            <text:p>1.467829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99664516129" calcext:value-type="float">
            <text:p>1.44799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31070967742" calcext:value-type="float">
            <text:p>1.441310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8496" calcext:value-type="float">
            <text:p>1.4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229393548387" calcext:value-type="float">
            <text:p>1.442293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12544" calcext:value-type="float">
            <text:p>1.45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707122580645" calcext:value-type="float">
            <text:p>1.467071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87225806452" calcext:value-type="float">
            <text:p>1.47287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3336" calcext:value-type="float">
            <text:p>1.47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07406451613" calcext:value-type="float">
            <text:p>1.502074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6528" calcext:value-type="float">
            <text:p>1.514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583922580645" calcext:value-type="float">
            <text:p>1.515839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669171428571" calcext:value-type="float">
            <text:p>1.506691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290116129032" calcext:value-type="float">
            <text:p>1.482901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99432258065" calcext:value-type="float">
            <text:p>1.453994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5656" calcext:value-type="float">
            <text:p>1.42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262941935484" calcext:value-type="float">
            <text:p>1.422629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203948387097" calcext:value-type="float">
            <text:p>1.422039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312113244803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86992" calcext:value-type="float">
            <text:p>1.42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31" meta:object-count="0"/>
    <meta:user-defined meta:name="AppVersion">3.0</meta:user-defined>
  </office:meta>
</office:document-meta>
</file>